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2FTPEntryParser.parseFTPEntry( String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S2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S2FTPEntryParser.OS2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2FTPEntryParser.OS2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